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text-properties fo:color="#000000" fo:font-size="26pt" style:font-size-asian="26pt" style:font-size-complex="26pt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 Semibold" fo:font-size="26pt" style:font-size-asian="26pt" style:font-size-complex="26pt"/>
    </style:style>
    <style:style style:name="P9" style:family="paragraph">
      <style:text-properties fo:color="#000000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Segoe UI Semibold"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color="#000000" style:text-position="0% 100%" style:font-name="Segoe UI" fo:font-style="normal" style:font-style-asian="normal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color="#000000" style:text-position="0% 100%" style:font-name="Segoe UI" fo:font-size="26pt" fo:font-style="normal" style:font-size-asian="26pt" style:font-style-asian="normal" style:font-size-complex="26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3d73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4" style:family="text">
      <style:text-properties fo:color="#003d73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5" style:family="text">
      <style:text-properties style:font-name="Segoe UI Semibold" fo:font-size="32pt" fo:language="none" fo:country="none" style:font-size-asian="32pt" style:language-asian="none" style:country-asian="none" style:font-size-complex="32pt" style:language-complex="none" style:country-complex="none"/>
    </style:style>
    <style:style style:name="T6" style:family="text">
      <style:text-properties fo:color="#000000"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7" style:family="text">
      <style:text-properties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8" style:family="text">
      <style:text-properties fo:color="#000000" style:font-name="Segoe UI Semibold" fo:font-size="32pt" fo:language="none" fo:country="none" style:font-size-asian="32pt" style:language-asian="none" style:country-asian="none" style:font-size-complex="32pt" style:language-complex="none" style:country-complex="none"/>
    </style:style>
    <style:style style:name="T9" style:family="text">
      <style:text-properties style:font-name="Segoe UI Semibold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10" style:family="text">
      <style:text-properties fo:color="#000000" style:text-position="0% 100%" style:font-name="Segoe UI" fo:font-size="32pt" fo:language="none" fo:country="none" fo:font-style="normal" fo:font-weight="bold" style:font-size-asian="32pt" style:language-asian="none" style:country-asian="none" style:font-style-asian="normal" style:font-weight-asian="bold" style:font-size-complex="32pt" style:language-complex="none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13cm" svg:height="3.063cm" svg:x="2.077cm" svg:y="0.813cm">
          <draw:text-box>
            <text:p text:style-name="P1"><text:span text:style-name="T1">PSALMODY</text:span></text:p>
            <text:p text:style-name="P1"><text:span text:style-name="T2">PSALM 145:10-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638cm" svg:height="8.128cm" svg:x="1.524cm" svg:y="0.858cm">
          <draw:text-box>
            <text:p text:style-name="P4"><text:span text:style-name="T3">10</text:span><text:span text:style-name="T4">All your works shall give thanks to you, O LORD,</text:span></text:p>
            <text:p text:style-name="P4"><text:span text:style-name="T5"><text:s text:c="7"/></text:span><text:span text:style-name="T6">and all your saints shall bless you!</text:span></text:p>
            <text:p text:style-name="P4"><text:span text:style-name="T3">11</text:span><text:span text:style-name="T4">They shall speak of the glory of your kingdom</text:span></text:p>
            <text:p text:style-name="P4"><text:span text:style-name="T5"><text:s text:c="7"/></text:span><text:span text:style-name="T7">and tell of your pow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8" draw:layer="layout" svg:width="24.384cm" svg:height="6.263cm" svg:x="1.778cm" svg:y="0.762cm">
          <draw:text-box>
            <text:p text:style-name="P7"><text:span text:style-name="T3">12</text:span><text:span text:style-name="T4">to make known to the children of man your </text:span></text:p>
            <text:p text:style-name="P7"><text:span text:style-name="T4"><text:s text:c="2"/></text:span><text:span text:style-name="T4">mighty deeds,</text:span></text:p>
            <text:p text:style-name="P7"><text:span text:style-name="T6"><text:s text:c="6"/></text:span><text:span text:style-name="T6">and the glorious splendor of your </text:span></text:p>
            <text:p text:style-name="P7"><text:span text:style-name="T6"><text:s text:c="6"/></text:span><text:span text:style-name="T6">kingdo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10" draw:layer="layout" svg:width="24.384cm" svg:height="7.766cm" svg:x="1.778cm" svg:y="0.87cm">
          <draw:text-box>
            <text:p text:style-name="P9"><text:span text:style-name="T3">13</text:span><text:span text:style-name="T4">Your kingdom is an everlasting kingdom, </text:span></text:p>
            <text:p text:style-name="P9"><text:span text:style-name="T8"><text:s text:c="6"/></text:span><text:span text:style-name="T6">and your dominion endures throughout </text:span></text:p>
            <text:p text:style-name="P9"><text:span text:style-name="T6"><text:s text:c="6"/></text:span><text:span text:style-name="T6">all generations.</text:span><text:span text:style-name="T8"> </text:span></text:p>
            <text:p text:style-name="P9"><text:span text:style-name="T8"><text:s/></text:span><text:span text:style-name="T4"><text:s/></text:span><text:span text:style-name="T4">The LORD is faithful in all his words</text:span></text:p>
            <text:p text:style-name="P9"><text:span text:style-name="T6"><text:s text:c="6"/></text:span><text:span text:style-name="T6">and kind in all his work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5" draw:layer="layout" svg:width="24.384cm" svg:height="7.766cm" svg:x="1.778cm" svg:y="1.016cm">
          <draw:text-box>
            <text:p><text:span text:style-name="T3">14</text:span><text:span text:style-name="T4">The LORD upholds all who are falling</text:span></text:p>
            <text:p><text:span text:style-name="T5"><text:s text:c="6"/></text:span><text:span text:style-name="T7">and raises up all who are bowed down.</text:span></text:p>
            <text:p><text:span text:style-name="T3">15</text:span><text:span text:style-name="T4">The eyes of all look to you,</text:span></text:p>
            <text:p><text:span text:style-name="T9"><text:s text:c="6"/></text:span><text:span text:style-name="T7">and you give them their food in due </text:span></text:p>
            <text:p><text:span text:style-name="T7"><text:s text:c="6"/></text:span><text:span text:style-name="T7">sea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5" draw:layer="layout" svg:width="24.384cm" svg:height="7.766cm" svg:x="1.778cm" svg:y="1.016cm">
          <draw:text-box>
            <text:p><text:span text:style-name="T3">16</text:span><text:span text:style-name="T4">You open your hand;</text:span></text:p>
            <text:p><text:span text:style-name="T9"><text:s text:c="6"/></text:span><text:span text:style-name="T7">you satisfy the desire of every living </text:span></text:p>
            <text:p><text:span text:style-name="T7"><text:s text:c="6"/></text:span><text:span text:style-name="T7">thing.</text:span></text:p>
            <text:p><text:span text:style-name="T3">17</text:span><text:span text:style-name="T4">The LORD is righteous in all his ways</text:span></text:p>
            <text:p><text:span text:style-name="T5"><text:tab/></text:span><text:span text:style-name="T5"> <text:s/></text:span><text:span text:style-name="T7">and kind in all his work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5" draw:layer="layout" svg:width="24.384cm" svg:height="6.263cm" svg:x="1.778cm" svg:y="1.016cm">
          <draw:text-box>
            <text:p><text:span text:style-name="T3">18</text:span><text:span text:style-name="T4">The LORD is near to all who call on him,</text:span></text:p>
            <text:p><text:span text:style-name="T7"><text:s text:c="6"/></text:span><text:span text:style-name="T7">to all who call on him in truth.</text:span></text:p>
            <text:p><text:span text:style-name="T3">19</text:span><text:span text:style-name="T4">He fulfills the desire of those who fear him;</text:span></text:p>
            <text:p><text:span text:style-name="T7"><text:s text:c="6"/></text:span><text:span text:style-name="T7">he also hears their cry and saves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5" draw:text-style-name="P5" draw:layer="layout" svg:width="24.384cm" svg:height="7.766cm" svg:x="1.778cm" svg:y="0.841cm">
          <draw:text-box>
            <text:p><text:span text:style-name="T3">20</text:span><text:span text:style-name="T4">The LORD preserves all who love him,</text:span></text:p>
            <text:p><text:span text:style-name="T7"><text:s text:c="6"/></text:span><text:span text:style-name="T7">but all the wicked he will destroy.</text:span></text:p>
            <text:p><text:span text:style-name="T3">21</text:span><text:span text:style-name="T4">My mouth will speak the praise of the LORD,</text:span></text:p>
            <text:p><text:span text:style-name="T7"><text:s text:c="6"/></text:span><text:span text:style-name="T7">and let all flesh bless his holy name </text:span></text:p>
            <text:p text:style-name="P11"><text:span text:style-name="T7"><text:s text:c="6"/></text:span><text:span text:style-name="T7">forever and 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5" draw:text-style-name="P13" draw:layer="layout" svg:width="24.384cm" svg:height="7.62cm" svg:x="1.778cm" svg:y="0.841cm">
          <draw:text-box>
            <text:p text:style-name="P12"><text:span text:style-name="T10">Glory be to the Father and to the Son</text:span></text:p>
            <text:p text:style-name="P12"><text:span text:style-name="T10">and to the Holy Spirit;</text:span></text:p>
            <text:p text:style-name="P12"><text:span text:style-name="T10">as it was in the beginning,</text:span></text:p>
            <text:p text:style-name="P12"><text:span text:style-name="T10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1T16:13:25.529000000</meta:creation-date>
    <dc:title>Blue template</dc:title>
    <meta:editing-duration>PT4M51S</meta:editing-duration>
    <meta:editing-cycles>3</meta:editing-cycles>
    <meta:generator>LibreOffice/6.0.5.2$Windows_X86_64 LibreOffice_project/54c8cbb85f300ac59db32fe8a675ff7683cd5a16</meta:generator>
    <dc:date>2018-07-31T17:00:07.047000000</dc:date>
    <meta:document-statistic meta:object-count="48"/>
  </office:meta>
</office:document-meta>
</file>